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55e" officeooo:paragraph-rsid="001eb55e"/>
    </style:style>
    <style:style style:name="P2" style:family="paragraph" style:parent-style-name="Standard">
      <style:text-properties officeooo:rsid="001fb94e" officeooo:paragraph-rsid="001fb94e"/>
    </style:style>
    <style:style style:name="P3" style:family="paragraph" style:parent-style-name="Preformatted_20_Text">
      <style:text-properties officeooo:rsid="001eb55e" officeooo:paragraph-rsid="001eb55e"/>
    </style:style>
    <style:style style:name="P4" style:family="paragraph" style:parent-style-name="Preformatted_20_Text">
      <style:text-properties officeooo:rsid="001fb94e" officeooo:paragraph-rsid="001fb94e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000000"/>
    </style:style>
    <style:style style:name="T6" style:family="text">
      <style:text-properties fo:color="#800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Задачу можно решить используя стандартные алгоритмы из стандартной библиотеки.</text:p>
      <text:p text:style-name="P1">Каждое слово необходимо привести к нижнему регистру, потом отсортировать (для следующей функции), а после посчитать симметрическую разность. Если получившаяся разность содержит не более 1 элемента, то слова похожи</text:p>
      <text:p text:style-name="P1"/>
      <text:p text:style-name="P3"><text:span text:style-name="T1">#include</text:span><text:span text:style-name="T2"> </text:span><text:span text:style-name="T3">&lt;iostream&gt;</text:span></text:p>
      <text:p text:style-name="P7"><text:span text:style-name="T1">#include</text:span><text:span text:style-name="T2"> </text:span><text:span text:style-name="T3">&lt;algorithm&gt;</text:span></text:p>
      <text:p text:style-name="P5"><text:span text:style-name="T1">#include</text:span><text:span text:style-name="T2"> </text:span><text:span text:style-name="T3">&lt;cctype&gt;</text:span></text:p>
      <text:p text:style-name="P7"><text:span text:style-name="T4">int</text:span><text:span text:style-name="T2"> </text:span><text:span text:style-name="T5">main()</text:span><text:span text:style-name="T2"> </text:span><text:span text:style-name="T5">{</text:span></text:p>
      <text:p text:style-name="P7"><text:span text:style-name="T2"><text:s text:c="4"/></text:span><text:span text:style-name="T6">std</text:span><text:span text:style-name="T5">::</text:span><text:span text:style-name="T6">string</text:span><text:span text:style-name="T2"> </text:span><text:span text:style-name="T5">s;</text:span></text:p>
      <text:p text:style-name="P7"><text:span text:style-name="T2"><text:s text:c="4"/></text:span><text:span text:style-name="T6">std</text:span><text:span text:style-name="T5">::</text:span>cin<text:span text:style-name="T2"> </text:span><text:span text:style-name="T5">&gt;&gt;</text:span><text:span text:style-name="T2"> </text:span><text:span text:style-name="T5">s;</text:span></text:p>
      <text:p text:style-name="P7"><text:span text:style-name="T2"><text:s text:c="4"/></text:span><text:span text:style-name="T6">std</text:span><text:span text:style-name="T5">::for_each(s.begin(),</text:span><text:span text:style-name="T2"> </text:span><text:span text:style-name="T5">s.end(),</text:span><text:span text:style-name="T2"> </text:span><text:span text:style-name="T5">[](</text:span><text:span text:style-name="T4">char</text:span><text:span text:style-name="T5">&amp;</text:span><text:span text:style-name="T2"> </text:span><text:span text:style-name="T5">x){</text:span><text:span text:style-name="T2"> </text:span><text:span text:style-name="T5">x</text:span><text:span text:style-name="T2"> </text:span><text:span text:style-name="T5">=</text:span><text:span text:style-name="T2"> </text:span><text:span text:style-name="T5">tolower(x);});</text:span></text:p>
      <text:p text:style-name="P7"><text:span text:style-name="T2"><text:s text:c="4"/></text:span><text:span text:style-name="T6">std</text:span><text:span text:style-name="T5">::sort(s.begin(),</text:span><text:span text:style-name="T2"> </text:span><text:span text:style-name="T5">s.end());</text:span></text:p>
      <text:p text:style-name="P7"><text:span text:style-name="T2"><text:s text:c="4"/></text:span><text:span text:style-name="T4">int</text:span><text:span text:style-name="T2"> </text:span><text:span text:style-name="T5">N;</text:span></text:p>
      <text:p text:style-name="P7"><text:span text:style-name="T2"><text:s text:c="4"/></text:span><text:span text:style-name="T6">std</text:span><text:span text:style-name="T5">::</text:span>cin<text:span text:style-name="T2"> </text:span><text:span text:style-name="T5">&gt;&gt;</text:span><text:span text:style-name="T2"> </text:span><text:span text:style-name="T5">N;</text:span></text:p>
      <text:p text:style-name="P7"><text:span text:style-name="T2"><text:s text:c="4"/></text:span><text:span text:style-name="T4">int</text:span><text:span text:style-name="T2"> </text:span><text:span text:style-name="T5">result</text:span><text:span text:style-name="T2"> </text:span><text:span text:style-name="T5">=</text:span><text:span text:style-name="T2"> </text:span><text:span text:style-name="T1">0</text:span><text:span text:style-name="T5">;</text:span></text:p>
      <text:p text:style-name="P7"><text:span text:style-name="T2"><text:s text:c="4"/></text:span><text:span text:style-name="T4">for</text:span><text:span text:style-name="T5">(</text:span><text:span text:style-name="T4">int</text:span><text:span text:style-name="T2"> </text:span><text:span text:style-name="T5">i</text:span><text:span text:style-name="T2"> </text:span><text:span text:style-name="T5">=</text:span><text:span text:style-name="T2"> </text:span><text:span text:style-name="T1">0</text:span><text:span text:style-name="T5">;</text:span><text:span text:style-name="T2"> </text:span><text:span text:style-name="T5">i</text:span><text:span text:style-name="T2"> </text:span><text:span text:style-name="T5">&lt;</text:span><text:span text:style-name="T2"> </text:span><text:span text:style-name="T5">N;</text:span><text:span text:style-name="T2"> </text:span><text:span text:style-name="T5">i++)</text:span><text:span text:style-name="T2"> </text:span><text:span text:style-name="T5">{</text:span></text:p>
      <text:p text:style-name="P7"><text:span text:style-name="T2"><text:s text:c="8"/></text:span><text:span text:style-name="T6">std</text:span><text:span text:style-name="T5">::</text:span><text:span text:style-name="T6">string</text:span><text:span text:style-name="T2"> </text:span><text:span text:style-name="T5">curr;</text:span></text:p>
      <text:p text:style-name="P7"><text:span text:style-name="T2"><text:s text:c="8"/></text:span><text:span text:style-name="T6">std</text:span><text:span text:style-name="T5">::</text:span><text:span text:style-name="T6">string</text:span><text:span text:style-name="T2"> </text:span><text:span text:style-name="T5">delta;</text:span></text:p>
      <text:p text:style-name="P5"><text:span text:style-name="T2"><text:s text:c="8"/></text:span><text:span text:style-name="T6">std</text:span><text:span text:style-name="T5">::</text:span>cin<text:span text:style-name="T2"> </text:span><text:span text:style-name="T5">&gt;&gt;</text:span><text:span text:style-name="T2"> </text:span><text:span text:style-name="T5">curr;</text:span></text:p>
      <text:p text:style-name="P7"><text:span text:style-name="T2"><text:s text:c="8"/></text:span><text:span text:style-name="T6">std</text:span><text:span text:style-name="T5">::for_each(curr.begin(),</text:span><text:span text:style-name="T2"> </text:span><text:span text:style-name="T5">curr.end(),</text:span><text:span text:style-name="T2"> </text:span><text:span text:style-name="T5">[](</text:span><text:span text:style-name="T4">char</text:span><text:span text:style-name="T5">&amp;</text:span><text:span text:style-name="T2"> </text:span><text:span text:style-name="T5">x){</text:span><text:span text:style-name="T2"> </text:span><text:span text:style-name="T5">x</text:span><text:span text:style-name="T2"> </text:span><text:span text:style-name="T5">=</text:span><text:span text:style-name="T2"> </text:span><text:span text:style-name="T5">tolower(x);});</text:span></text:p>
      <text:p text:style-name="P7"><text:span text:style-name="T2"><text:s text:c="8"/></text:span><text:span text:style-name="T6">std</text:span><text:span text:style-name="T5">::sort(curr.begin(),</text:span><text:span text:style-name="T2"> </text:span><text:span text:style-name="T5">curr.end());</text:span></text:p>
      <text:p text:style-name="P5"><text:span text:style-name="T2"><text:s text:c="8"/></text:span><text:span text:style-name="T6">std</text:span><text:span text:style-name="T5">::set_symmetric_difference(curr.begin(),</text:span><text:span text:style-name="T2"> </text:span><text:span text:style-name="T5">curr.end(),</text:span><text:span text:style-name="T2"> </text:span><text:span text:style-name="T5">s.begin(),</text:span><text:span text:style-name="T2"> </text:span><text:span text:style-name="T5">s.end(),</text:span><text:span text:style-name="T2"> </text:span><text:span text:style-name="T6">std</text:span><text:span text:style-name="T5">::back_inserter(delta));</text:span></text:p>
      <text:p text:style-name="P7"><text:span text:style-name="T2"><text:s text:c="8"/></text:span><text:span text:style-name="T4">if</text:span><text:span text:style-name="T5">(delta.size()</text:span><text:span text:style-name="T2"> </text:span><text:span text:style-name="T5">&lt;=</text:span><text:span text:style-name="T2"> </text:span><text:span text:style-name="T1">1</text:span><text:span text:style-name="T5">)</text:span><text:span text:style-name="T2"> </text:span><text:span text:style-name="T5">{</text:span></text:p>
      <text:p text:style-name="P7"><text:span text:style-name="T2"><text:s text:c="12"/></text:span><text:span text:style-name="T5">result</text:span><text:span text:style-name="T2"> </text:span><text:span text:style-name="T5">+=</text:span><text:span text:style-name="T2"> </text:span><text:span text:style-name="T1">1</text:span><text:span text:style-name="T5">;</text:span></text:p>
      <text:p text:style-name="P7"><text:span text:style-name="T2"><text:s text:c="8"/></text:span><text:span text:style-name="T5">}</text:span></text:p>
      <text:p text:style-name="P7"><text:span text:style-name="T2"><text:s text:c="4"/></text:span><text:span text:style-name="T5">}</text:span></text:p>
      <text:p text:style-name="P7"><text:span text:style-name="T2"><text:s text:c="4"/></text:span><text:span text:style-name="T6">std</text:span><text:span text:style-name="T5">::</text:span>cout<text:span text:style-name="T2"> </text:span><text:span text:style-name="T5">&lt;&lt;</text:span><text:span text:style-name="T2"> </text:span><text:span text:style-name="T5">result</text:span><text:span text:style-name="T2"> </text:span><text:span text:style-name="T5">&lt;&lt;</text:span><text:span text:style-name="T2"> </text:span><text:span text:style-name="T6">std</text:span><text:span text:style-name="T5">::</text:span>endl<text:span text:style-name="T5">;</text:span></text:p>
      <text:p text:style-name="P7"><text:span text:style-name="T2"><text:s text:c="4"/></text:span><text:span text:style-name="T4">return</text:span><text:span text:style-name="T2"> </text:span><text:span text:style-name="T1">0</text:span><text:span text:style-name="T5">;</text:span></text:p>
      <text:p text:style-name="P6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дача 2.</text:p>
      <text:p text:style-name="P2"><text:tab/>Заметим, что в паре с минимальным элементом, должен стоять максимальный элемент. Продолжая рассуждать в таком же ключе, становится понятно, что если отсортировать числа по возрастанию, то парами будут первый и последний, второй и предпоследний и тд. </text:p>
      <text:p text:style-name="P2"/>
      <text:p text:style-name="P4"><text:span text:style-name="T1">#include</text:span><text:span text:style-name="T2"> </text:span><text:span text:style-name="T3">&lt;iostream&gt;</text:span></text:p>
      <text:p text:style-name="P7"><text:span text:style-name="T1">#include</text:span><text:span text:style-name="T2"> </text:span><text:span text:style-name="T3">&lt;algorithm&gt;</text:span></text:p>
      <text:p text:style-name="P5"><text:span text:style-name="T1">#include</text:span><text:span text:style-name="T2"> </text:span><text:span text:style-name="T3">&lt;cctype&gt;</text:span></text:p>
      <text:p text:style-name="P7"><text:span text:style-name="T4">int</text:span><text:span text:style-name="T2"> </text:span><text:span text:style-name="T5">main()</text:span><text:span text:style-name="T2"> </text:span><text:span text:style-name="T5">{</text:span></text:p>
      <text:p text:style-name="P7"><text:span text:style-name="T2"><text:s text:c="4"/></text:span><text:span text:style-name="T4">int</text:span><text:span text:style-name="T2"> </text:span><text:span text:style-name="T5">N;</text:span></text:p>
      <text:p text:style-name="P7"><text:span text:style-name="T2"><text:s text:c="4"/></text:span><text:span text:style-name="T6">std</text:span><text:span text:style-name="T5">::</text:span>cin<text:span text:style-name="T2"> </text:span><text:span text:style-name="T5">&gt;&gt;</text:span><text:span text:style-name="T2"> </text:span><text:span text:style-name="T5">N;</text:span></text:p>
      <text:p text:style-name="P7"><text:span text:style-name="T2"><text:s text:c="4"/></text:span><text:span text:style-name="T6">std</text:span><text:span text:style-name="T5">::</text:span><text:span text:style-name="T6">vector</text:span><text:span text:style-name="T5">&lt;</text:span><text:span text:style-name="T4">int</text:span><text:span text:style-name="T5">&gt;</text:span><text:span text:style-name="T2"> </text:span><text:span text:style-name="T5">nums(N);</text:span></text:p>
      <text:p text:style-name="P7"><text:span text:style-name="T2"><text:s text:c="4"/></text:span><text:span text:style-name="T6">std</text:span><text:span text:style-name="T5">::</text:span><text:span text:style-name="T6">vector</text:span><text:span text:style-name="T5">&lt;</text:span><text:span text:style-name="T6">std</text:span><text:span text:style-name="T5">::</text:span><text:span text:style-name="T6">pair</text:span><text:span text:style-name="T5">&lt;</text:span><text:span text:style-name="T4">int</text:span><text:span text:style-name="T5">,</text:span><text:span text:style-name="T2"> </text:span><text:span text:style-name="T4">int</text:span><text:span text:style-name="T5">&gt;</text:span><text:span text:style-name="T2"> </text:span><text:span text:style-name="T5">&gt;</text:span><text:span text:style-name="T2"> </text:span><text:span text:style-name="T5">result(N/</text:span><text:span text:style-name="T1">2</text:span><text:span text:style-name="T5">);</text:span></text:p>
      <text:p text:style-name="P7"><text:span text:style-name="T2"><text:s text:c="4"/></text:span><text:span text:style-name="T4">for</text:span><text:span text:style-name="T5">(</text:span><text:span text:style-name="T4">int</text:span><text:span text:style-name="T2"> </text:span><text:span text:style-name="T5">i</text:span><text:span text:style-name="T2"> </text:span><text:span text:style-name="T5">=</text:span><text:span text:style-name="T2"> </text:span><text:span text:style-name="T1">0</text:span><text:span text:style-name="T5">;</text:span><text:span text:style-name="T2"> </text:span><text:span text:style-name="T5">i</text:span><text:span text:style-name="T2"> </text:span><text:span text:style-name="T5">&lt;</text:span><text:span text:style-name="T2"> </text:span><text:span text:style-name="T5">N;</text:span><text:span text:style-name="T2"> </text:span><text:span text:style-name="T5">i++)</text:span><text:span text:style-name="T2"> </text:span><text:span text:style-name="T5">{</text:span></text:p>
      <text:p text:style-name="P7"><text:span text:style-name="T2"><text:s text:c="8"/></text:span><text:span text:style-name="T6">std</text:span><text:span text:style-name="T5">::</text:span>cin<text:span text:style-name="T2"> </text:span><text:span text:style-name="T5">&gt;&gt;</text:span><text:span text:style-name="T2"> </text:span><text:span text:style-name="T5">nums[i];</text:span></text:p>
      <text:p text:style-name="P5"><text:span text:style-name="T2"><text:s text:c="4"/></text:span><text:span text:style-name="T5">}</text:span></text:p>
      <text:p text:style-name="P5"><text:span text:style-name="T2"><text:s text:c="4"/></text:span><text:span text:style-name="T6">std</text:span><text:span text:style-name="T5">::sort(nums.begin(),</text:span><text:span text:style-name="T2"> </text:span><text:span text:style-name="T5">nums.end());</text:span></text:p>
      <text:p text:style-name="P7"><text:span text:style-name="T2"><text:s text:c="4"/></text:span><text:span text:style-name="T4">auto</text:span><text:span text:style-name="T2"> </text:span><text:span text:style-name="T5">iter</text:span><text:span text:style-name="T2"> </text:span><text:span text:style-name="T5">=</text:span><text:span text:style-name="T2"> </text:span><text:span text:style-name="T5">nums.begin();</text:span></text:p>
      <text:p text:style-name="P7"><text:span text:style-name="T2"><text:s text:c="4"/></text:span><text:span text:style-name="T6">std</text:span><text:span text:style-name="T5">::advance(iter,</text:span><text:span text:style-name="T2"> </text:span><text:span text:style-name="T5">N/</text:span><text:span text:style-name="T1">2</text:span><text:span text:style-name="T5">);</text:span></text:p>
      <text:p text:style-name="P5"><text:span text:style-name="T2"><text:s text:c="4"/></text:span><text:span text:style-name="T6">std</text:span><text:span text:style-name="T5">::rotate(nums.begin(),</text:span><text:span text:style-name="T2"> </text:span><text:span text:style-name="T5">iter,</text:span><text:span text:style-name="T2"> </text:span><text:span text:style-name="T5">nums.end());</text:span></text:p>
      <text:p text:style-name="P7"><text:span text:style-name="T2"><text:s text:c="4"/></text:span><text:span text:style-name="T5">iter</text:span><text:span text:style-name="T2"> </text:span><text:span text:style-name="T5">=</text:span><text:span text:style-name="T2"> </text:span><text:span text:style-name="T5">nums.begin();</text:span></text:p>
      <text:p text:style-name="P7"><text:span text:style-name="T2"><text:s text:c="4"/></text:span><text:span text:style-name="T6">std</text:span><text:span text:style-name="T5">::advance(iter,</text:span><text:span text:style-name="T2"> </text:span><text:span text:style-name="T5">N/</text:span><text:span text:style-name="T1">2</text:span><text:span text:style-name="T5">);</text:span></text:p>
      <text:p text:style-name="P5"><text:span text:style-name="T2"><text:s text:c="4"/></text:span><text:span text:style-name="T6">std</text:span><text:span text:style-name="T5">::reverse(nums.begin(),</text:span><text:span text:style-name="T2"> </text:span><text:span text:style-name="T5">iter);</text:span></text:p>
      <text:p text:style-name="P7"><text:span text:style-name="T2"><text:s text:c="4"/></text:span><text:span text:style-name="T5">iter</text:span><text:span text:style-name="T2"> </text:span><text:span text:style-name="T5">=</text:span><text:span text:style-name="T2"> </text:span><text:span text:style-name="T5">nums.begin();</text:span></text:p>
      <text:p text:style-name="P7"><text:span text:style-name="T2"><text:s text:c="4"/></text:span><text:span text:style-name="T6">std</text:span><text:span text:style-name="T5">::advance(iter,</text:span><text:span text:style-name="T2"> </text:span><text:span text:style-name="T5">N/</text:span><text:span text:style-name="T1">2</text:span><text:span text:style-name="T5">);</text:span></text:p>
      <text:p text:style-name="P5"><text:span text:style-name="T2"><text:s text:c="4"/></text:span><text:span text:style-name="T6">std</text:span><text:span text:style-name="T5">::transform(nums.begin(),</text:span><text:span text:style-name="T2"> </text:span><text:span text:style-name="T5">iter,</text:span><text:span text:style-name="T2"> </text:span><text:span text:style-name="T5">iter,</text:span><text:span text:style-name="T2"> </text:span><text:span text:style-name="T5">result.begin(),</text:span><text:span text:style-name="T2"> </text:span><text:span text:style-name="T5">[](</text:span><text:span text:style-name="T4">int</text:span><text:span text:style-name="T2"> </text:span><text:span text:style-name="T5">a,</text:span><text:span text:style-name="T2"> </text:span><text:span text:style-name="T4">int</text:span><text:span text:style-name="T2"> </text:span><text:span text:style-name="T5">b){</text:span><text:span text:style-name="T4">return</text:span><text:span text:style-name="T2"> </text:span><text:span text:style-name="T6">std</text:span><text:span text:style-name="T5">::make_pair(a,</text:span><text:span text:style-name="T2"> </text:span><text:span text:style-name="T5">b);});</text:span></text:p>
      <text:p text:style-name="P7"><text:span text:style-name="T2"><text:s text:c="4"/></text:span><text:span text:style-name="T4">for</text:span><text:span text:style-name="T5">(</text:span><text:span text:style-name="T4">auto</text:span><text:span text:style-name="T2"> </text:span><text:span text:style-name="T5">it</text:span><text:span text:style-name="T2"> </text:span><text:span text:style-name="T5">=</text:span><text:span text:style-name="T2"> </text:span><text:span text:style-name="T5">result.begin();</text:span><text:span text:style-name="T2"> </text:span><text:span text:style-name="T5">it</text:span><text:span text:style-name="T2"> </text:span><text:span text:style-name="T5">!=</text:span><text:span text:style-name="T2"> </text:span><text:span text:style-name="T5">result.end();</text:span><text:span text:style-name="T2"> </text:span><text:span text:style-name="T5">it++)</text:span><text:span text:style-name="T2"> </text:span><text:span text:style-name="T5">{</text:span></text:p>
      <text:p text:style-name="P7"><text:span text:style-name="T2"><text:s text:c="8"/></text:span><text:span text:style-name="T6">std</text:span><text:span text:style-name="T5">::</text:span>cout<text:span text:style-name="T2"> </text:span><text:span text:style-name="T5">&lt;&lt;</text:span><text:span text:style-name="T2"> </text:span><text:span text:style-name="T5">(*it).</text:span>first<text:span text:style-name="T2"> </text:span><text:span text:style-name="T5">&lt;&lt;</text:span><text:span text:style-name="T2"> </text:span><text:span text:style-name="T3">'</text:span><text:span text:style-name="T2"> </text:span><text:span text:style-name="T3">'</text:span><text:span text:style-name="T2"> </text:span><text:span text:style-name="T5">&lt;&lt;</text:span><text:span text:style-name="T2"> </text:span><text:span text:style-name="T5">(*it).</text:span>second<text:span text:style-name="T2"> </text:span><text:span text:style-name="T5">&lt;&lt;</text:span><text:span text:style-name="T2"> </text:span><text:span text:style-name="T6">std</text:span><text:span text:style-name="T5">::</text:span>endl<text:span text:style-name="T5">;</text:span></text:p>
      <text:p text:style-name="P5"><text:span text:style-name="T2"><text:s text:c="4"/></text:span><text:span text:style-name="T5">}</text:span></text:p>
      <text:p text:style-name="P7"><text:span text:style-name="T2"><text:s text:c="4"/></text:span><text:span text:style-name="T4">return</text:span><text:span text:style-name="T2"> </text:span><text:span text:style-name="T1">0</text:span><text:span text:style-name="T5">;</text:span></text:p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2:31:35.884009668</meta:creation-date>
    <dc:date>2016-10-13T23:30:45.018000780</dc:date>
    <meta:editing-duration>PT3M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6" meta:word-count="245" meta:character-count="2061" meta:non-whitespace-character-count="1657"/>
  </office:meta>
</office:document-meta>
</file>